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A000675C00002CFF5BBBFEEF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unga" svg:font-family="Tunga"/>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9.398cm" fo:margin-left="6.033cm" table:align="left" style:writing-mode="lr-tb"/>
    </style:style>
    <style:style style:name="Table1.A" style:family="table-column">
      <style:table-column-properties style:column-width="4.286cm"/>
    </style:style>
    <style:style style:name="Table1.B" style:family="table-column">
      <style:table-column-properties style:column-width="5.11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style>
    <style:style style:name="Table2" style:family="table">
      <style:table-properties style:width="9.366cm" fo:margin-left="6.033cm" table:align="left" style:writing-mode="lr-tb"/>
    </style:style>
    <style:style style:name="Table2.A" style:family="table-column">
      <style:table-column-properties style:column-width="4.286cm"/>
    </style:style>
    <style:style style:name="Table2.B" style:family="table-column">
      <style:table-column-properties style:column-width="5.08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style>
    <style:style style:name="Table6" style:family="table">
      <style:table-properties style:width="14.288cm" fo:margin-left="0.471cm" fo:margin-right="0.471cm" table:align="margins" style:writing-mode="lr-tb"/>
    </style:style>
    <style:style style:name="Table6.A" style:family="table-column">
      <style:table-column-properties style:column-width="1.746cm" style:rel-column-width="8009*"/>
    </style:style>
    <style:style style:name="Table6.B" style:family="table-column">
      <style:table-column-properties style:column-width="12.541cm" style:rel-column-width="5752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3" style:family="table">
      <style:table-properties style:width="14.289cm" table:align="center" style:writing-mode="lr-tb"/>
    </style:style>
    <style:style style:name="Table3.A" style:family="table-column">
      <style:table-column-properties style:column-width="1.746cm"/>
    </style:style>
    <style:style style:name="Table3.B" style:family="table-column">
      <style:table-column-properties style:column-width="3.016cm"/>
    </style:style>
    <style:style style:name="Table3.C" style:family="table-column">
      <style:table-column-properties style:column-width="2.699cm"/>
    </style:style>
    <style:style style:name="Table3.D" style:family="table-column">
      <style:table-column-properties style:column-width="6.828cm"/>
    </style:style>
    <style:style style:name="Table3.1" style:family="table-row">
      <style:table-row-properties style:min-row-height="0.635cm" style:keep-together="true" fo:keep-together="auto"/>
    </style:style>
    <style:style style:name="Table3.A1" style:family="table-cell">
      <style:table-cell-properties style:vertical-align="top" fo:padding-left="0.191cm" fo:padding-right="0.191cm" fo:padding-top="0cm" fo:padding-bottom="0cm" fo:border="none"/>
    </style:style>
    <style:style style:name="Table5" style:family="table">
      <style:table-properties style:width="15.108cm" fo:margin-left="0.074cm" fo:margin-right="0.048cm" table:align="margins" fo:keep-with-next="always" style:writing-mode="lr-tb"/>
    </style:style>
    <style:style style:name="Table5.A" style:family="table-column">
      <style:table-column-properties style:column-width="4.419cm" style:rel-column-width="19166*"/>
    </style:style>
    <style:style style:name="Table5.B" style:family="table-column">
      <style:table-column-properties style:column-width="10.689cm" style:rel-column-width="46369*"/>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background-color="transparent" fo:padding="0.097cm" fo:border-left="0.002cm solid #000000" fo:border-right="none" fo:border-top="none" fo:border-bottom="0.002cm solid #000000">
        <style:background-image/>
      </style:table-cell-properties>
    </style:style>
    <style:style style:name="Tab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5.108cm" fo:margin-left="0.074cm" fo:margin-right="0.048cm" table:align="margins" fo:keep-with-next="always" style:writing-mode="lr-tb"/>
    </style:style>
    <style:style style:name="Table4.A" style:family="table-column">
      <style:table-column-properties style:column-width="4.419cm" style:rel-column-width="19166*"/>
    </style:style>
    <style:style style:name="Table4.B" style:family="table-column">
      <style:table-column-properties style:column-width="10.689cm" style:rel-column-width="46369*"/>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style:tab-stops>
          <style:tab-stop style:position="7.62cm" style:type="center"/>
          <style:tab-stop style:position="15.24cm" style:type="right"/>
        </style:tab-stops>
      </style:paragraph-properties>
    </style:style>
    <style:style style:name="P2" style:family="paragraph" style:parent-style-name="Standard">
      <style:paragraph-properties>
        <style:tab-stops>
          <style:tab-stop style:position="7.62cm" style:type="center"/>
          <style:tab-stop style:position="15.24cm" style:type="right"/>
        </style:tab-stops>
      </style:paragraph-properties>
      <style:text-properties style:font-name="Helvetica"/>
    </style:style>
    <style:style style:name="P3" style:family="paragraph" style:parent-style-name="Standard">
      <style:text-properties fo:language="en" fo:country="CA"/>
    </style:style>
    <style:style style:name="P4" style:family="paragraph" style:parent-style-name="Standard">
      <style:text-properties fo:language="en" fo:country="CA" fo:font-style="italic" style:font-style-asian="italic" style:font-style-complex="italic" text:display="none"/>
    </style:style>
    <style:style style:name="P5" style:family="paragraph" style:parent-style-name="Standard">
      <style:paragraph-properties fo:text-align="end" style:justify-single-word="false"/>
      <style:text-properties fo:language="en" fo:country="CA"/>
    </style:style>
    <style:style style:name="P6" style:family="paragraph" style:parent-style-name="Standard">
      <style:paragraph-properties style:snap-to-layout-grid="false"/>
      <style:text-properties fo:language="en" fo:country="CA"/>
    </style:style>
    <style:style style:name="P7" style:family="paragraph" style:parent-style-name="Standard">
      <style:paragraph-properties style:snap-to-layout-grid="false"/>
    </style:style>
    <style:style style:name="P8" style:family="paragraph" style:parent-style-name="Standard">
      <style:paragraph-properties fo:text-align="end" style:justify-single-word="false" style:snap-to-layout-grid="false"/>
      <style:text-properties style:font-name="Garamond" fo:language="en" fo:country="CA" fo:font-weight="bold" style:font-weight-asian="bold"/>
    </style:style>
    <style:style style:name="P9" style:family="paragraph" style:parent-style-name="SuperTitle">
      <style:paragraph-properties fo:margin-left="0cm" fo:margin-right="0cm" fo:text-indent="0cm" style:auto-text-indent="false" fo:padding-left="0cm" fo:padding-right="0cm" fo:padding-top="0.035cm" fo:padding-bottom="0cm" fo:border-left="none" fo:border-right="none" fo:border-top="0.088cm solid #000000" fo:border-bottom="none"/>
    </style:style>
    <style:style style:name="P10" style:family="paragraph" style:parent-style-name="SuperTitle">
      <style:paragraph-properties fo:padding="0cm" fo:border="none"/>
      <style:text-properties fo:language="en" fo:country="CA"/>
    </style:style>
    <style:style style:name="P11" style:family="paragraph" style:parent-style-name="Copyright_20_title">
      <style:text-properties style:font-name="Garamond"/>
    </style:style>
    <style:style style:name="P12" style:family="paragraph" style:parent-style-name="copyright_20_2">
      <style:text-properties style:font-name="Garamond" fo:language="en" fo:country="CA"/>
    </style:style>
    <style:style style:name="P13" style:family="paragraph" style:parent-style-name="copyright_20_2">
      <style:paragraph-properties fo:margin-left="1.27cm" fo:margin-right="1.27cm" fo:text-indent="0cm" style:auto-text-indent="false"/>
    </style:style>
    <style:style style:name="P14" style:family="paragraph" style:parent-style-name="Contents_20_1">
      <style:paragraph-properties fo:margin-top="0cm" fo:margin-bottom="0cm" style:snap-to-layout-grid="false">
        <style:tab-stops/>
      </style:paragraph-properties>
      <style:text-properties fo:font-variant="normal" fo:text-transform="none" style:font-name="Garamond" fo:language="en" fo:country="CA" fo:font-weight="normal" style:font-weight-asian="normal" style:font-weight-complex="bold"/>
    </style:style>
    <style:style style:name="P15" style:family="paragraph" style:parent-style-name="Contents_20_2">
      <style:paragraph-properties style:snap-to-layout-grid="false">
        <style:tab-stops/>
      </style:paragraph-properties>
      <style:text-properties fo:font-variant="normal" fo:text-transform="none" style:font-name="Garamond" fo:language="en" fo:country="CA" style:font-weight-complex="bold"/>
    </style:style>
    <style:style style:name="P16" style:family="paragraph" style:parent-style-name="Body">
      <style:text-properties fo:background-color="transparent"/>
    </style:style>
    <style:style style:name="P17" style:family="paragraph" style:parent-style-name="Body">
      <style:text-properties fo:background-color="#ffff00"/>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fo:font-weight="bold" fo:background-color="transparent" style:font-weight-asian="bold" style:font-weight-complex="bold"/>
    </style:style>
    <style:style style:name="P20" style:family="paragraph" style:parent-style-name="Table_20_Contents">
      <style:paragraph-properties fo:text-align="start" style:justify-single-word="false"/>
      <style:text-properties fo:background-color="transparent"/>
    </style:style>
    <style:style style:name="P21" style:family="paragraph" style:parent-style-name="Body_20_description">
      <style:text-properties fo:background-color="transparent"/>
    </style:style>
    <style:style style:name="P22" style:family="paragraph" style:parent-style-name="Table">
      <style:text-properties fo:background-color="#ffff00"/>
    </style:style>
    <style:style style:name="P23" style:family="paragraph" style:parent-style-name="Code">
      <style:text-properties style:font-name="Courier New1" fo:font-size="9.5pt" style:font-size-asian="9.5pt" style:font-size-complex="9.5pt"/>
    </style:style>
    <style:style style:name="P24" style:family="paragraph" style:parent-style-name="Code">
      <style:text-properties style:font-name="Courier New1" fo:font-size="9.5pt" style:font-name-asian="Courier New1" style:font-size-asian="9.5pt" style:font-name-complex="Courier New1" style:font-size-complex="9.5pt"/>
    </style:style>
    <style:style style:name="P25" style:family="paragraph" style:parent-style-name="Code">
      <style:text-properties fo:color="#000000" style:font-name="Courier New1" fo:font-size="9.5pt" style:font-name-asian="Courier New1" style:font-size-asian="9.5pt" style:font-name-complex="Courier New1" style:font-size-complex="9.5pt"/>
    </style:style>
    <style:style style:name="P26" style:family="paragraph" style:parent-style-name="Code">
      <style:paragraph-properties fo:margin-left="0.953cm" fo:margin-right="1.27cm" fo:text-indent="0cm" style:auto-text-indent="false"/>
      <style:text-properties fo:background-color="#ffff00"/>
    </style:style>
    <style:style style:name="P27" style:family="paragraph" style:parent-style-name="Table">
      <style:paragraph-properties fo:margin-top="0.199cm" fo:margin-bottom="0.199cm" fo:text-align="center" style:justify-single-word="false" fo:keep-with-next="always"/>
      <style:text-properties fo:background-color="transparent"/>
    </style:style>
    <style:style style:name="P28" style:family="paragraph" style:parent-style-name="Heading_20_3">
      <style:text-properties fo:background-color="transparent"/>
    </style:style>
    <style:style style:name="P29" style:family="paragraph" style:parent-style-name="Heading_20_3">
      <style:paragraph-properties fo:background-color="transparent">
        <style:background-image/>
      </style:paragraph-properties>
      <style:text-properties fo:background-color="transparent"/>
    </style:style>
    <style:style style:name="P30" style:family="paragraph" style:parent-style-name="Heading_20_2">
      <style:text-properties fo:background-color="transparent"/>
    </style:style>
    <style:style style:name="P31" style:family="paragraph" style:parent-style-name="Contents_20_1">
      <style:paragraph-properties>
        <style:tab-stops>
          <style:tab-stop style:position="0.4cm"/>
          <style:tab-stop style:position="15.229cm" style:type="right" style:leader-style="dotted" style:leader-text="."/>
        </style:tab-stops>
      </style:paragraph-properties>
    </style:style>
    <style:style style:name="P32" style:family="paragraph" style:parent-style-name="Contents_20_2">
      <style:paragraph-properties>
        <style:tab-stops>
          <style:tab-stop style:position="0.75cm"/>
          <style:tab-stop style:position="15.229cm" style:type="right" style:leader-style="dotted" style:leader-text="."/>
        </style:tab-stops>
      </style:paragraph-properties>
    </style:style>
    <style:style style:name="P33" style:family="paragraph" style:parent-style-name="Contents_20_3">
      <style:paragraph-properties>
        <style:tab-stops>
          <style:tab-stop style:position="1.499cm"/>
          <style:tab-stop style:position="15.229cm" style:type="right" style:leader-style="dotted" style:leader-text="."/>
        </style:tab-stops>
      </style:paragraph-properties>
    </style:style>
    <style:style style:name="P34" style:family="paragraph" style:parent-style-name="SuperTitle" style:master-page-name="Standard">
      <style:paragraph-properties fo:margin-left="0cm" fo:margin-right="0cm" fo:text-align="start" style:justify-single-word="false" fo:text-indent="0cm" style:auto-text-indent="false" style:page-number="1" fo:padding="0cm" fo:border="none"/>
      <style:text-properties fo:font-size="10pt" fo:language="en" fo:country="CA" style:font-size-asian="10pt"/>
    </style:style>
    <style:style style:name="P35" style:family="paragraph" style:parent-style-name="TOCTitle" style:master-page-name="roman">
      <style:paragraph-properties style:page-number="1"/>
      <style:text-properties fo:language="en" fo:country="CA"/>
    </style:style>
    <style:style style:name="P36" style:family="paragraph" style:parent-style-name="Table">
      <style:text-properties fo:background-color="#ffff00"/>
    </style:style>
    <style:style style:name="P37" style:family="paragraph" style:parent-style-name="Table">
      <style:paragraph-properties fo:margin-top="0.199cm" fo:margin-bottom="0.199cm" fo:text-align="center" style:justify-single-word="false" fo:keep-with-next="always"/>
      <style:text-properties fo:background-color="transparent"/>
    </style:style>
    <style:style style:name="P38" style:family="paragraph" style:parent-style-name="Table_20_Contents">
      <style:paragraph-properties fo:text-align="justify" style:justify-single-word="false"/>
      <style:text-properties fo:font-weight="bold" fo:background-color="transparent" style:font-weight-asian="bold" style:font-weight-complex="bold"/>
    </style:style>
    <style:style style:name="P39" style:family="paragraph" style:parent-style-name="Table_20_Contents">
      <style:paragraph-properties fo:text-align="start" style:justify-single-word="false"/>
      <style:text-properties fo:background-color="transparent"/>
    </style:style>
    <style:style style:name="P40" style:family="paragraph" style:parent-style-name="Body" style:list-style-name="L1"/>
    <style:style style:name="P41" style:family="paragraph" style:parent-style-name="Body">
      <style:text-properties fo:background-color="transparent"/>
    </style:style>
    <style:style style:name="P42" style:family="paragraph" style:parent-style-name="Body" style:list-style-name="L4"/>
    <style:style style:name="P43" style:family="paragraph" style:parent-style-name="Body" style:list-style-name="L5"/>
    <style:style style:name="P44" style:family="paragraph" style:parent-style-name="Body">
      <style:paragraph-properties fo:background-color="transparent">
        <style:background-image/>
      </style:paragraph-properties>
      <style:text-properties fo:background-color="transparent"/>
    </style:style>
    <style:style style:name="P45" style:family="paragraph" style:parent-style-name="Heading_20_1">
      <style:text-properties fo:background-color="transparent"/>
    </style:style>
    <style:style style:name="P46" style:family="paragraph" style:parent-style-name="Heading_20_1" style:master-page-name="main">
      <style:paragraph-properties style:page-number="auto">
        <style:tab-stops>
          <style:tab-stop style:position="0.706cm"/>
        </style:tab-stops>
      </style:paragraph-properties>
    </style:style>
    <style:style style:name="T1" style:family="text">
      <style:text-properties style:font-name="Arial" fo:font-size="9pt" style:font-size-asian="9pt"/>
    </style:style>
    <style:style style:name="T2" style:family="text">
      <style:text-properties style:font-name="Garamond" fo:language="en" fo:country="CA"/>
    </style:style>
    <style:style style:name="T3" style:family="text">
      <style:text-properties fo:font-style="italic" style:font-style-asian="italic" style:font-style-complex="italic"/>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5032"/>
    </style:style>
    <style:style style:name="T8" style:family="text">
      <style:text-properties fo:color="#3f7f5f"/>
    </style:style>
    <style:style style:name="T9" style:family="text">
      <style:text-properties fo:color="#3f7f5f" style:text-underline-style="solid" style:text-underline-width="auto" style:text-underline-color="font-color"/>
    </style:style>
    <style:style style:name="T10" style:family="text">
      <style:text-properties fo:background-color="transparen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cron_Colour" text:anchor-type="as-char" svg:width="4.837cm" svg:height="2.274cm" draw:z-index="0"><draw:image xlink:href="Pictures/2000001A000675C00002CFF5BBBFEEFC.wmf" xlink:type="simple" xlink:show="embed" xlink:actuate="onLoad"/></draw:frame></text:p>
      <text:p text:style-name="P10"/>
      <text:p text:style-name="P9"><text:subject>LEX ULM Design</text:subject></text:p>
      <text:p text:style-name="Title"><text:title>GoldenEars Software</text:title></text:p>
      <text:p text:style-name="P3"/>
      <text:p text:style-name="P4">Make sure to update all fields on Title page from File-&gt;Properties Menu. </text:p>
      <text:p text:style-name="P4">Once updated right click and select update field to force update</text:p>
      <text:p text:style-name="P4">*Note: This text will not print. Do not delete.</text:p>
      <text:p text:style-name="P3"/>
      <text:p text:style-name="P5"/>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A1" office:value-type="string">
            <text:p text:style-name="P14"/>
          </table:table-cell>
        </table:table-row>
        <table:table-row table:style-name="Table1.1">
          <table:table-cell table:style-name="Table1.A1" office:value-type="string">
            <text:p text:style-name="P8">Authors:</text:p>
          </table:table-cell>
          <table:table-cell table:style-name="Table1.A1" office:value-type="string">
            <text:p text:style-name="P7"><text:initial-creator>Michelle La Haye</text:initial-creator></text:p>
          </table:table-cell>
        </table:table-row>
        <table:table-row table:style-name="Table1.1">
          <table:table-cell table:style-name="Table1.A1" office:value-type="string">
            <text:p text:style-name="P8">Project:</text:p>
          </table:table-cell>
          <table:table-cell table:style-name="Table1.A1" office:value-type="string">
            <text:p text:style-name="P7"><text:user-defined text:name="Project">New Project</text:user-defined></text:p>
          </table:table-cell>
        </table:table-row>
        <table:table-row table:style-name="Table1.1">
          <table:table-cell table:style-name="Table1.A1" office:value-type="string">
            <text:p text:style-name="P8">Date Saved:</text:p>
          </table:table-cell>
          <table:table-cell table:style-name="Table1.A1" office:value-type="string">
            <text:p text:style-name="P7"><text:modification-date style:data-style-name="N106">11/25/2009 03:20:41 PM</text:modification-date></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8">Reviewed by:</text:p>
          </table:table-cell>
          <table:table-cell table:style-name="Table2.A1" office:value-type="string">
            <text:p text:style-name="P15"/>
          </table:table-cell>
        </table:table-row>
        <table:table-row table:style-name="Table2.1">
          <table:table-cell table:style-name="Table2.A1" office:value-type="string">
            <text:p text:style-name="P8">Approved by:</text:p>
          </table:table-cell>
          <table:table-cell table:style-name="Table2.A1" office:value-type="string">
            <text:p text:style-name="P15"/>
          </table:table-cell>
        </table:table-row>
      </table:table>
      <text:p text:style-name="P3"/>
      <text:p text:style-name="P3"/>
      <text:p text:style-name="P3"/>
      <text:p text:style-name="P3"/>
      <text:p text:style-name="P3"/>
      <text:p text:style-name="Standard"/>
      <text:p text:style-name="Table"/>
      <text:p text:style-name="Table"/>
      <text:p text:style-name="Table"/>
      <text:p text:style-name="Table"/>
      <text:p text:style-name="Table"/>
      <text:p text:style-name="Table"/>
      <text:p text:style-name="Table"/>
      <text:p text:style-name="P3"/>
      <text:p text:style-name="P3"/>
      <text:p text:style-name="P3"/>
      <text:p text:style-name="P3"/>
      <text:p text:style-name="P3"/>
      <text:p text:style-name="P3"/>
      <text:p text:style-name="P11">CONFIDENTIAL</text:p>
      <text:p text:style-name="P12"/>
      <text:p text:style-name="P13"><text:span text:style-name="T2">The information contained herein is confidential and shall not be revealed to any third party without the expressed written consent of </text:span><text:span text:style-name="T2"><text:user-defined text:name="Company">Icron Technologies Corporation</text:user-defined></text:span><text:span text:style-name="T2">. The document and all copies shall be returned to Icron promptly upon request by Icron.</text:span></text:p>
      <text:p text:style-name="P35">Contents</text:p>
      <text:table-of-content text:style-name="Sect1" text:name="Table of Contents2">
        <text:table-of-content-source text:outline-level="3" text:use-index-marks="false" text:use-index-source-styles="true">
          <text:index-title-template text:style-name="Contents_20_Heading"/>
          <text:table-of-content-entry-template text:outline-level="1" text:style-name="Contents_20_1">
            <text:index-entry-chapter/>
            <text:index-entry-tab-stop style:type="left" style:position="0.4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75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1">1<text:tab/>Introduction<text:tab/>2</text:p>
          <text:p text:style-name="P32">1.1<text:tab/>Purpose<text:tab/>2</text:p>
          <text:p text:style-name="P32">1.2<text:tab/>Scope<text:tab/>2</text:p>
          <text:p text:style-name="P32">1.3<text:tab/>Terminology References<text:tab/>2</text:p>
          <text:p text:style-name="P32">1.4<text:tab/>Document References<text:tab/>2</text:p>
          <text:p text:style-name="P31">2<text:tab/>Design Overview<text:tab/>3</text:p>
          <text:p text:style-name="P32">2.1<text:tab/>Background Information<text:tab/>3</text:p>
          <text:p text:style-name="P32">2.2<text:tab/>User Characteristics<text:tab/>3</text:p>
          <text:p text:style-name="P33">2.2.1<text:tab/>User Problem Statement<text:tab/>3</text:p>
          <text:p text:style-name="P33">2.2.2<text:tab/>User Objectives<text:tab/>3</text:p>
          <text:p text:style-name="P32">2.3<text:tab/>Proposed Process<text:tab/>3</text:p>
          <text:p text:style-name="P32">2.4<text:tab/>Constraints<text:tab/>3</text:p>
          <text:p text:style-name="P32">2.5<text:tab/>Design Trade-offs<text:tab/>3</text:p>
          <text:p text:style-name="P31">3<text:tab/>Design Architecture<text:tab/>4</text:p>
          <text:p text:style-name="P32">3.1<text:tab/>ULM General ISR<text:tab/>4</text:p>
          <text:p text:style-name="P32">3.2<text:tab/>ULM Message Handler<text:tab/>4</text:p>
          <text:p text:style-name="P31">4<text:tab/>External Module interface<text:tab/>5</text:p>
          <text:p text:style-name="P32">4.1<text:tab/>Use model<text:tab/>5</text:p>
          <text:p text:style-name="P32">4.2<text:tab/>API/Data Structures<text:tab/>5</text:p>
          <text:p text:style-name="P31">5<text:tab/>Detailed Design<text:tab/>6</text:p>
          <text:p text:style-name="P32">5.1<text:tab/>LEX ULM General ISR<text:tab/>6</text:p>
          <text:p text:style-name="P33">5.1.1<text:tab/>Processing<text:tab/>6</text:p>
          <text:p text:style-name="P33">5.1.2<text:tab/>Local data structures<text:tab/>6</text:p>
          <text:p text:style-name="P33">5.1.3<text:tab/>Inputs<text:tab/>7</text:p>
          <text:p text:style-name="P33">5.1.4<text:tab/>Outputs<text:tab/>7</text:p>
          <text:p text:style-name="P32">5.2<text:tab/>LEX ULM Message Handler<text:tab/>7</text:p>
          <text:p text:style-name="P33">5.2.1<text:tab/>Processing<text:tab/>7</text:p>
          <text:p text:style-name="P33">5.2.2<text:tab/>Local data structures<text:tab/>7</text:p>
          <text:p text:style-name="P33">5.2.3<text:tab/>Inputs<text:tab/>7</text:p>
          <text:p text:style-name="P33">5.2.4<text:tab/>Outputs<text:tab/>7</text:p>
          <text:p text:style-name="P31">6<text:tab/>Test Plan<text:tab/>8</text:p>
          <text:p text:style-name="P32">6.1<text:tab/>Unit Tests<text:tab/>8</text:p>
          <text:p text:style-name="P32">6.2<text:tab/>Limitations<text:tab/>8</text:p>
          <text:p text:style-name="P32">6.3<text:tab/>Integration Plan<text:tab/>8</text:p>
        </text:index-body>
      </text:table-of-content>
      <text:section text:style-name="Sect1" text:name="Section1">
        <text:p text:style-name="Body"/>
        <text:p text:style-name="Body"/>
      </text:section>
      <text:list xml:id="list31390841" text:style-name="Outline">
        <text:list-item>
          <text:h text:style-name="P46" text:outline-level="1">Introduction<text:page-variable-set text:page-adjust="-2"/></text:h>
        </text:list-item>
      </text:list>
      <text:p text:style-name="Body">This document presents the LEX USB Link Module (ULM) software design for GoldenEars. This document also applies to the Virtual Hub demo design implemented on modified Lionsgate hardware.</text:p>
      <text:list xml:id="list35295653" text:continue-numbering="true" text:style-name="Outline">
        <text:list-item>
          <text:list>
            <text:list-item>
              <text:h text:style-name="Heading_20_2" text:outline-level="2">Purpose</text:h>
            </text:list-item>
          </text:list>
        </text:list-item>
      </text:list>
      <text:p text:style-name="Body">The purpose of this document is to identify the goals of the LEX ULM software and describe how it will achieve those goals. A detailed description of the design will show how it will function, how it will interact with other software components, and how it will interface to the hardware.</text:p>
      <text:list xml:id="list35327450" text:continue-numbering="true" text:style-name="Outline">
        <text:list-item>
          <text:list>
            <text:list-item>
              <text:h text:style-name="Heading_20_2" text:outline-level="2">Scope</text:h>
            </text:list-item>
          </text:list>
        </text:list-item>
      </text:list>
      <text:p text:style-name="P16">This document covers the LEX ULM software but not the REX nor the link component between any LEX and REX. It also does not state the details of how to control the underlying LEX hardware, see the ULM BDS document 90-00396.</text:p>
      <text:list xml:id="list35307372" text:continue-numbering="true" text:style-name="Outline">
        <text:list-item>
          <text:list>
            <text:list-item>
              <text:h text:style-name="Heading_20_2" text:outline-level="2">Terminology References</text:h>
            </text:list-item>
          </text:list>
        </text:list-item>
      </text:list>
      <text:p text:style-name="P21">ULM – USB Link Module</text:p>
      <text:list xml:id="list35317207" text:continue-numbering="true" text:style-name="Outline">
        <text:list-item>
          <text:list>
            <text:list-item>
              <text:h text:style-name="Heading_20_2" text:outline-level="2">Document References</text:h>
            </text:list-item>
          </text:list>
        </text:list-item>
      </text:list>
      <text:p text:style-name="Body"/>
      <table:table table:name="Table6" table:style-name="Table6">
        <table:table-column table:style-name="Table6.A"/>
        <table:table-column table:style-name="Table6.B"/>
        <table:table-row>
          <table:table-cell table:style-name="Table6.A1" office:value-type="string">
            <text:p text:style-name="P18">[R-1]</text:p>
          </table:table-cell>
          <table:table-cell table:style-name="Table6.B1" office:value-type="string">
            <text:p text:style-name="P18"><text:span text:style-name="T3">90-00396 ULM BDS</text:span>, Section 6.3, Terry Sosniak, Feb, 2009</text:p>
          </table:table-cell>
        </table:table-row>
        <table:table-row>
          <table:table-cell table:style-name="Table6.A2" office:value-type="string">
            <text:p text:style-name="P18"/>
          </table:table-cell>
          <table:table-cell table:style-name="Table6.B2" office:value-type="string">
            <text:p text:style-name="P18"/>
          </table:table-cell>
        </table:table-row>
      </table:table>
      <text:p text:style-name="Body"/>
      <text:p text:style-name="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able:table-row table:style-name="Table3.1">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able:table>
      <text:p text:style-name="Body"/>
      <text:list xml:id="list35321891" text:continue-numbering="true" text:style-name="Outline">
        <text:list-item>
          <text:h text:style-name="Heading_20_1" text:outline-level="1">Design Overview</text:h>
          <text:list>
            <text:list-item>
              <text:h text:style-name="Heading_20_2" text:outline-level="2">Background Information</text:h>
            </text:list-item>
          </text:list>
        </text:list-item>
      </text:list>
      <text:p text:style-name="Body">The LEX hardware provides the interface between the host computer and any connected devices, be that a virtual function or a REX. The LEX ULM hardware notifies the software of events through interrupts. And in order for the LEX hardware to communicate to the host computer the software needs to setup the hardware with the required information and enable it at the right time.</text:p>
      <text:list xml:id="list35310537" text:continue-numbering="true" text:style-name="Outline">
        <text:list-item>
          <text:list>
            <text:list-item>
              <text:h text:style-name="Heading_20_2" text:outline-level="2">User Characteristics</text:h>
              <text:list>
                <text:list-item>
                  <text:h text:style-name="Heading_20_3" text:outline-level="3">User Problem Statement</text:h>
                </text:list-item>
              </text:list>
            </text:list-item>
          </text:list>
        </text:list-item>
      </text:list>
      <text:p text:style-name="Body">The LEX needs to know when to connect to the host computer, when to transmit USB traffic, and when to issue resets and other control requests to the virtual function or REX.</text:p>
      <text:list xml:id="list35299247" text:continue-numbering="true" text:style-name="Outline">
        <text:list-item>
          <text:list>
            <text:list-item>
              <text:list>
                <text:list-item>
                  <text:h text:style-name="Heading_20_3" text:outline-level="3">User Objectives</text:h>
                </text:list-item>
              </text:list>
            </text:list-item>
          </text:list>
        </text:list-item>
      </text:list>
      <text:p text:style-name="Body">The LEX FSM software component is going to achieve the following listed goals:</text:p>
      <text:list xml:id="list31403205" text:style-name="L1">
        <text:list-item>
          <text:p text:style-name="P40">Maintain connection status</text:p>
        </text:list-item>
        <text:list-item>
          <text:p text:style-name="P40">Issue reset and other control commands to connected devices (virtual function or REXs)</text:p>
        </text:list-item>
        <text:list-item>
          <text:p text:style-name="P40">Issue reset and other commands to the topology tree</text:p>
        </text:list-item>
        <text:list-item>
          <text:p text:style-name="P40">Inform LEX hardware of it's connection speed and other required data</text:p>
        </text:list-item>
        <text:list-item>
          <text:p text:style-name="P40">Enable/disable static queue event interrupts at appropriate times</text:p>
        </text:list-item>
      </text:list>
      <text:list xml:id="list35302444" text:continue-list="list35299247" text:style-name="Outline">
        <text:list-item>
          <text:list>
            <text:list-item>
              <text:h text:style-name="P30" text:outline-level="2">Proposed Process</text:h>
            </text:list-item>
          </text:list>
        </text:list-item>
      </text:list>
      <text:p text:style-name="P16">An event handler is going to process the interrupts received from the LEX ULM and take appropriate actions based on which interrupt is received. In addition, messages from other software components or REX will be processed by the event handler and the required actions taken immediately after decoding the message.</text:p>
      <text:list xml:id="list35311639" text:continue-numbering="true" text:style-name="Outline">
        <text:list-item>
          <text:list>
            <text:list-item>
              <text:h text:style-name="P30" text:outline-level="2">Constraints</text:h>
            </text:list-item>
          </text:list>
        </text:list-item>
      </text:list>
      <text:p text:style-name="P16">The LEX ULM software is responsible for the connection status to the host computer but not of the connection status of any of the downstream devices through any connected REXs.</text:p>
      <text:list xml:id="list35299938" text:continue-numbering="true" text:style-name="Outline">
        <text:list-item>
          <text:list>
            <text:list-item>
              <text:h text:style-name="P30" text:outline-level="2">Design Trade-offs</text:h>
            </text:list-item>
          </text:list>
        </text:list-item>
      </text:list>
      <text:p text:style-name="P16">This code is written for simplicity and readability.</text:p>
      <text:p text:style-name="P16"/>
      <text:list xml:id="list35316425" text:continue-numbering="true" text:style-name="Outline">
        <text:list-item>
          <text:h text:style-name="P45" text:outline-level="1"><text:bookmark-start text:name="__RefHeading__34683785"/>Design Architecture<text:bookmark-end text:name="__RefHeading__34683785"/></text:h>
        </text:list-item>
      </text:list>
      <text:p text:style-name="Body">There are two external modules in this design, one dealing with the hardware interrupts from the local side and the other dealing with messages received from the remote side.</text:p>
      <text:list xml:id="list35317616" text:continue-numbering="true" text:style-name="Outline">
        <text:list-item>
          <text:list>
            <text:list-item>
              <text:h text:style-name="Heading_20_2" text:outline-level="2">ULM General ISR</text:h>
            </text:list-item>
          </text:list>
        </text:list-item>
      </text:list>
      <text:p text:style-name="Body">The ULM general ISR is triggered when there is a local ULM event. It then reads the ULM interrupt register and determines which interrupt occurred and what actions to take. Below is the list of the interrupts handled by the general ISR.</text:p>
      <text:list xml:id="list34482153" text:style-name="L4">
        <text:list-item>
          <text:p text:style-name="P42">Connect</text:p>
        </text:list-item>
        <text:list-item>
          <text:p text:style-name="P42">Disconnect</text:p>
        </text:list-item>
        <text:list-item>
          <text:p text:style-name="P42">Suspend</text:p>
        </text:list-item>
        <text:list-item>
          <text:p text:style-name="P42">Host resume</text:p>
        </text:list-item>
        <text:list-item>
          <text:p text:style-name="P42">Host resume done</text:p>
        </text:list-item>
        <text:list-item>
          <text:p text:style-name="P42">Remote resume done</text:p>
        </text:list-item>
        <text:list-item>
          <text:p text:style-name="P42">Bus reset</text:p>
        </text:list-item>
        <text:list-item>
          <text:p text:style-name="P42">Negotiate done</text:p>
        </text:list-item>
        <text:list-item>
          <text:p text:style-name="P42">Bus reset done</text:p>
        </text:list-item>
        <text:list-item>
          <text:p text:style-name="P42"/>
        </text:list-item>
      </text:list>
      <text:list xml:id="list35325148" text:continue-list="list35317616" text:style-name="Outline">
        <text:list-item>
          <text:list>
            <text:list-item>
              <text:h text:style-name="Heading_20_2" text:outline-level="2">ULM Message Handler</text:h>
            </text:list-item>
          </text:list>
        </text:list-item>
      </text:list>
      <text:p text:style-name="Body">The ULM message handler is called when a message from either the remote side is received over the link or from the virtual function on LEX that is destined for the ULM. It decodes the message and takes the required actions. The following list covers the ULM messages received by LEX.</text:p>
      <text:list xml:id="list34510383" text:style-name="L5">
        <text:list-item>
          <text:p text:style-name="P43">Root device connect</text:p>
        </text:list-item>
        <text:list-item>
          <text:p text:style-name="P43">Root device disconnect</text:p>
        </text:list-item>
        <text:list-item>
          <text:p text:style-name="P43">Remote wakeup</text:p>
        </text:list-item>
      </text:list>
      <text:p text:style-name="Body"/>
      <text:list xml:id="list35320748" text:continue-list="list35325148" text:style-name="Outline">
        <text:list-item>
          <text:h text:style-name="Heading_20_1" text:outline-level="1"><text:span text:style-name="T10">External Module interface</text:span></text:h>
          <text:list>
            <text:list-item>
              <text:h text:style-name="P30" text:outline-level="2">Use model</text:h>
            </text:list-item>
          </text:list>
        </text:list-item>
      </text:list>
      <text:p text:style-name="P16">The LEX ULM software component is intended to be used through event notifications. When an event, either a local interrupt or a message from a remote REX or the virtual function listed in section <text:bookmark-ref text:reference-format="number" text:ref-name="__RefHeading__34683785">3</text:bookmark-ref>, occurs the ULM event handler will be informed by directly calling the appropriate API to handle an interrupt or a message.</text:p>
      <text:list xml:id="list35305091" text:continue-numbering="true" text:style-name="Outline">
        <text:list-item>
          <text:list>
            <text:list-item>
              <text:h text:style-name="P30" text:outline-level="2">API/Data Structures</text:h>
            </text:list-item>
          </text:list>
        </text:list-item>
      </text:list>
      <text:p text:style-name="P16">The following API are exposed to the system.</text:p>
      <text:p text:style-name="P23"><text:span text:style-name="T4">void</text:span><text:span text:style-name="T5"> </text:span><text:span text:style-name="T6">LEX_Init</text:span><text:span text:style-name="T5">(</text:span><text:span text:style-name="T4">void</text:span><text:span text:style-name="T5">)</text:span></text:p>
      <text:p text:style-name="P24"><text:span text:style-name="T4">void</text:span><text:span text:style-name="T5"> </text:span><text:span text:style-name="T6">LEX_UlmGeneralIsr</text:span><text:span text:style-name="T5">(</text:span><text:span text:style-name="T4">void</text:span><text:span text:style-name="T5">)</text:span></text:p>
      <text:p text:style-name="P23"><text:span text:style-name="T4">void</text:span><text:span text:style-name="T5"> </text:span><text:span text:style-name="T6">LEX_UlmMessageHandler</text:span></text:p>
      <text:p text:style-name="P23">(</text:p>
      <text:p text:style-name="P23"><text:span text:style-name="T5"><text:s text:c="4"/></text:span><text:span text:style-name="T7">UsbMessageT</text:span><text:span text:style-name="T5"> eventMsg </text:span><text:span text:style-name="T8">// current event message received </text:span><text:span text:style-name="T9">lex</text:span><text:span text:style-name="T8"> needs to handle</text:span></text:p>
      <text:p text:style-name="P25">)</text:p>
      <text:p text:style-name="P26"/>
      <text:p text:style-name="P16">If a virtual function is configured, LEX_Init() is called on start up by the virtual function initialization code to set the local function pointer for message passing. If a virtual function exists, messages for the root device are passed to it, otherwise they are sent to the remote REX over the link.</text:p>
      <text:p text:style-name="P17"/>
      <text:p text:style-name="P17"/>
      <text:list xml:id="list35312352" text:continue-numbering="true" text:style-name="Outline">
        <text:list-item>
          <text:h text:style-name="P45" text:outline-level="1">Detailed Design</text:h>
        </text:list-item>
      </text:list>
      <text:p text:style-name="P16">The LEX ULM software component is composed of two main modules: the general ISR and message handler. The LEX general ISR handles all ULM interrupts and the message handler deals with messages received from REX over the link.</text:p>
      <text:list xml:id="list35313431" text:continue-numbering="true" text:style-name="Outline">
        <text:list-item>
          <text:list>
            <text:list-item>
              <text:h text:style-name="P30" text:outline-level="2">LEX ULM General ISR</text:h>
              <text:list>
                <text:list-item>
                  <text:h text:style-name="P28" text:outline-level="3">Processing</text:h>
                </text:list-item>
              </text:list>
            </text:list-item>
          </text:list>
        </text:list-item>
      </text:list>
      <text:p text:style-name="P16">On an interrupt event (connect, disconnect, bus reset, negotiate done, bus reset done, suspend, resume, resume done, and remote resume done) the LEX ULM general ISR is called. The LEX ULM general ISR decodes the interrupt and The actions the LEX ULM takes are based strictly on the current event. The table below lists the interrupts generated by the ULM and the actions that are taken.</text:p>
      <text:p text:style-name="P27">Table <text:sequence text:ref-name="refTable0" text:name="Table" text:formula="ooow:Table+1" style:num-format="1">1</text:sequence>: LEX Interrupt Event Handling</text:p>
      <table:table table:name="Table5" table:style-name="Table5">
        <table:table-column table:style-name="Table5.A"/>
        <table:table-column table:style-name="Table5.B"/>
        <table:table-row>
          <table:table-cell table:style-name="Table5.A1" office:value-type="string">
            <text:p text:style-name="P19">Interrupt</text:p>
          </table:table-cell>
          <table:table-cell table:style-name="Table5.B1" office:value-type="string">
            <text:p text:style-name="P19">Action</text:p>
          </table:table-cell>
        </table:table-row>
        <table:table-row>
          <table:table-cell table:style-name="Table5.A2" office:value-type="string">
            <text:p text:style-name="P20">Host connect</text:p>
          </table:table-cell>
          <table:table-cell table:style-name="Table5.B2" office:value-type="string">
            <text:p text:style-name="P20">Enable LEX Control and LEX Control Response queue interrupts</text:p>
            <text:p text:style-name="P20">Turn on host LED</text:p>
          </table:table-cell>
        </table:table-row>
        <table:table-row>
          <table:table-cell table:style-name="Table5.A2" office:value-type="string">
            <text:p text:style-name="P20">Host disconnect</text:p>
          </table:table-cell>
          <table:table-cell table:style-name="Table5.B2" office:value-type="string">
            <text:p text:style-name="P20">Disable LEX Control and LEX Control Response queue interrupts</text:p>
            <text:p text:style-name="P20">Disconnect LEX from host by disconnecting the LEX USB port</text:p>
            <text:p text:style-name="P20">Turn off host LED</text:p>
          </table:table-cell>
        </table:table-row>
        <table:table-row>
          <table:table-cell table:style-name="Table5.A2" office:value-type="string">
            <text:p text:style-name="P20">Bus reset</text:p>
          </table:table-cell>
          <table:table-cell table:style-name="Table5.B2" office:value-type="string">
            <text:p text:style-name="P20">Reset all devices in topology</text:p>
            <text:p text:style-name="P20">Setup root device for connection</text:p>
            <text:p text:style-name="P20">Clear data path</text:p>
          </table:table-cell>
        </table:table-row>
        <table:table-row>
          <table:table-cell table:style-name="Table5.A2" office:value-type="string">
            <text:p text:style-name="P20">Negotiate done</text:p>
          </table:table-cell>
          <table:table-cell table:style-name="Table5.B2" office:value-type="string">
            <text:p text:style-name="P20">Set speed register settings in ULM (inter packet gap) and CLM (back to back timeout)</text:p>
            <text:p text:style-name="P20">Store root device speed in topology</text:p>
            <text:p text:style-name="P20">Send bus reset message to root device</text:p>
            <text:p text:style-name="P20">Enable forwarding of USB traffic to root device</text:p>
          </table:table-cell>
        </table:table-row>
        <table:table-row>
          <table:table-cell table:style-name="Table5.A2" office:value-type="string">
            <text:p text:style-name="P20">Bust reset done</text:p>
          </table:table-cell>
          <table:table-cell table:style-name="Table5.B2" office:value-type="string">
            <text:p text:style-name="P20">Flush LEX Control and Control Response queues</text:p>
            <text:p text:style-name="P20">Enable control endpoint (0,0)</text:p>
          </table:table-cell>
        </table:table-row>
        <table:table-row>
          <table:table-cell table:style-name="Table5.A2" office:value-type="string">
            <text:p text:style-name="P20">Host suspend</text:p>
          </table:table-cell>
          <table:table-cell table:style-name="Table5.B2" office:value-type="string">
            <text:p text:style-name="P20">Send suspend message to root device</text:p>
            <text:p text:style-name="P20">Flash host LED</text:p>
          </table:table-cell>
        </table:table-row>
        <table:table-row>
          <table:table-cell table:style-name="Table5.A2" office:value-type="string">
            <text:p text:style-name="P20">Host resume</text:p>
          </table:table-cell>
          <table:table-cell table:style-name="Table5.B2" office:value-type="string">
            <text:p text:style-name="P20">Send resume message to root device</text:p>
            <text:p text:style-name="P20">Enable forwarding of USB traffic to root device</text:p>
          </table:table-cell>
        </table:table-row>
        <table:table-row>
          <table:table-cell table:style-name="Table5.A2" office:value-type="string">
            <text:p text:style-name="P20">Host resume done</text:p>
          </table:table-cell>
          <table:table-cell table:style-name="Table5.B2" office:value-type="string">
            <text:p text:style-name="P20">Send resume done message to root device</text:p>
            <text:p text:style-name="P20">Turn on host LED</text:p>
          </table:table-cell>
        </table:table-row>
        <table:table-row>
          <table:table-cell table:style-name="Table5.A2" office:value-type="string">
            <text:p text:style-name="P20">Remote wake up done</text:p>
          </table:table-cell>
          <table:table-cell table:style-name="Table5.B2" office:value-type="string">
            <text:p text:style-name="P20">Send remote wake up done message to root device</text:p>
            <text:p text:style-name="P20">Turn on host LED</text:p>
          </table:table-cell>
        </table:table-row>
      </table:table>
      <text:p text:style-name="P22"/>
      <text:list xml:id="list35317439" text:continue-numbering="true" text:style-name="Outline">
        <text:list-item>
          <text:list>
            <text:list-item>
              <text:list>
                <text:list-item>
                  <text:h text:style-name="P28" text:outline-level="3">Local data structures</text:h>
                </text:list-item>
              </text:list>
            </text:list-item>
          </text:list>
        </text:list-item>
      </text:list>
      <text:p text:style-name="P16">None</text:p>
      <text:list xml:id="list35301979" text:continue-numbering="true" text:style-name="Outline">
        <text:list-item>
          <text:list>
            <text:list-item>
              <text:list>
                <text:list-item>
                  <text:h text:style-name="P28" text:outline-level="3"><text:soft-page-break/>Inputs</text:h>
                </text:list-item>
              </text:list>
            </text:list-item>
          </text:list>
        </text:list-item>
      </text:list>
      <text:p text:style-name="P16">None</text:p>
      <text:list xml:id="list35320202" text:continue-numbering="true" text:style-name="Outline">
        <text:list-item>
          <text:list>
            <text:list-item>
              <text:list>
                <text:list-item>
                  <text:h text:style-name="P29" text:outline-level="3">Outputs</text:h>
                </text:list-item>
              </text:list>
            </text:list-item>
          </text:list>
        </text:list-item>
      </text:list>
      <text:p text:style-name="P44">None</text:p>
      <text:list xml:id="list35317986" text:continue-numbering="true" text:style-name="Outline">
        <text:list-item>
          <text:list>
            <text:list-item>
              <text:h text:style-name="P30" text:outline-level="2">LEX ULM Message Handler</text:h>
              <text:list>
                <text:list-item>
                  <text:h text:style-name="P28" text:outline-level="3">Processing</text:h>
                </text:list-item>
              </text:list>
            </text:list-item>
          </text:list>
        </text:list-item>
      </text:list>
      <text:p text:style-name="Body"><text:span text:style-name="T10">The LEX ULM message handler operates in nearly the same way as the general ISR. A message is received and specific actions are taken. Below is a list of the messages and the required actions.</text:span></text:p>
      <text:p text:style-name="P27">Table <text:sequence text:ref-name="refTable1" text:name="Table" text:formula="ooow:Table+1" style:num-format="1">2</text:sequence>: LEX Message Event Handling</text:p>
      <table:table table:name="Table4" table:style-name="Table4">
        <table:table-column table:style-name="Table4.A"/>
        <table:table-column table:style-name="Table4.B"/>
        <table:table-row>
          <table:table-cell table:style-name="Table4.A1" office:value-type="string">
            <text:p text:style-name="P19">Message</text:p>
          </table:table-cell>
          <table:table-cell table:style-name="Table4.B1" office:value-type="string">
            <text:p text:style-name="P19">Action</text:p>
          </table:table-cell>
        </table:table-row>
        <table:table-row>
          <table:table-cell table:style-name="Table4.A2" office:value-type="string">
            <text:p text:style-name="P20">Root device connect</text:p>
          </table:table-cell>
          <table:table-cell table:style-name="Table4.B2" office:value-type="string">
            <text:p text:style-name="P20">Allow LEX to connect to the host by connecting the LEX USB port</text:p>
          </table:table-cell>
        </table:table-row>
        <table:table-row>
          <table:table-cell table:style-name="Table4.A2" office:value-type="string">
            <text:p text:style-name="P20">Root device disconnect</text:p>
          </table:table-cell>
          <table:table-cell table:style-name="Table4.B2" office:value-type="string">
            <text:p text:style-name="P20">Disconnect LEX from the host by disconnecting the LEX USB port</text:p>
          </table:table-cell>
        </table:table-row>
        <table:table-row>
          <table:table-cell table:style-name="Table4.A2" office:value-type="string">
            <text:p text:style-name="P20">Remote wakeup</text:p>
          </table:table-cell>
          <table:table-cell table:style-name="Table4.B2" office:value-type="string">
            <text:p text:style-name="P20">Set the remote wakeup bit in the ULM and enable USB traffic</text:p>
          </table:table-cell>
        </table:table-row>
      </table:table>
      <text:p text:style-name="P22"/>
      <text:list xml:id="list35312480" text:continue-numbering="true" text:style-name="Outline">
        <text:list-item>
          <text:list>
            <text:list-item>
              <text:list>
                <text:list-item>
                  <text:h text:style-name="P28" text:outline-level="3">Local data structures</text:h>
                </text:list-item>
              </text:list>
            </text:list-item>
          </text:list>
        </text:list-item>
      </text:list>
      <text:p text:style-name="P16">None</text:p>
      <text:list xml:id="list35306698" text:continue-numbering="true" text:style-name="Outline">
        <text:list-item>
          <text:list>
            <text:list-item>
              <text:list>
                <text:list-item>
                  <text:h text:style-name="P28" text:outline-level="3">Inputs</text:h>
                </text:list-item>
              </text:list>
            </text:list-item>
          </text:list>
        </text:list-item>
      </text:list>
      <text:p text:style-name="P16">None</text:p>
      <text:list xml:id="list35321488" text:continue-numbering="true" text:style-name="Outline">
        <text:list-item>
          <text:list>
            <text:list-item>
              <text:list>
                <text:list-item>
                  <text:h text:style-name="P28" text:outline-level="3">Outputs</text:h>
                </text:list-item>
              </text:list>
            </text:list-item>
          </text:list>
        </text:list-item>
      </text:list>
      <text:p text:style-name="P16">None</text:p>
      <text:p text:style-name="P16"/>
      <text:p text:style-name="P17"/>
      <text:list xml:id="list35312936" text:continue-numbering="true" text:style-name="Outline">
        <text:list-item>
          <text:h text:style-name="P45" text:outline-level="1">Test Plan</text:h>
          <text:list>
            <text:list-item>
              <text:h text:style-name="P30" text:outline-level="2">Unit Tests</text:h>
            </text:list-item>
          </text:list>
        </text:list-item>
      </text:list>
      <text:p text:style-name="Body"><text:span text:style-name="T10">The entire component can be tested at once. In order to test the LEX ULM design, a simulated test environment can be constructed that will go through every interrupt and message event signal ensuring that the appropriate actions are taken.</text:span></text:p>
      <text:p text:style-name="P16">The entire component can be tested together; there is no sense in testing the exit and entry modules separately. In order to test the LEX FSM, s simulated test environment will be constructed that will initialize the state machine to it's starting point and then it will go through every event signal while the FSM is in each of its four states. The test will check that the state machine ends up in the correct state and sends the correct messages out to the other components.</text:p>
      <text:list xml:id="list35326937" text:continue-numbering="true" text:style-name="Outline">
        <text:list-item>
          <text:list>
            <text:list-item>
              <text:h text:style-name="P30" text:outline-level="2">Limitations</text:h>
            </text:list-item>
          </text:list>
        </text:list-item>
      </text:list>
      <text:p text:style-name="P16">The test environment will not test timing, such as when hardware events occur quickly and what consequences this may incur. This type of testing will be taken care of when tested in the entire system.</text:p>
      <text:list xml:id="list35311051" text:continue-numbering="true" text:style-name="Outline">
        <text:list-item>
          <text:list>
            <text:list-item>
              <text:h text:style-name="P30" text:outline-level="2">Integration Plan</text:h>
            </text:list-item>
          </text:list>
        </text:list-item>
      </text:list>
      <text:p text:style-name="P16">As the LEX ULM for GoldenEars software will be a replacement for the LEX FSM in Lionsgate software, integration into the system should be mostly a drop-in exercise and should not require much integration. And testing should be straightforward because it can be tested first with the original Lionsgate software to ensure it functions as before, then it will be used in the Virtual Hub software such that by the time it is used in GoldenEars all integration should be comple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unga" svg:font-family="Tunga"/>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unga" fo:font-size="11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Body" style:next-style-name="Body" style:class="text"/>
    <style:style style:name="List" style:family="paragraph" style:parent-style-name="Text_20_body" style:class="list">
      <style:paragraph-properties fo:margin-left="0.635cm" fo:margin-right="0cm" fo:margin-top="0cm" fo:margin-bottom="0.423cm" style:line-height-at-least="0.423cm" fo:text-indent="-0.635cm" style:auto-text-indent="false"/>
      <style:text-properties style:font-name="Garamond" fo:font-size="11pt" style:font-size-asian="11pt"/>
    </style:style>
    <style:style style:name="Caption" style:family="paragraph" style:parent-style-name="Standard" style:next-style-name="Body" style:class="extra">
      <style:paragraph-properties fo:margin-top="0.176cm" fo:margin-bottom="0.176cm" fo:text-align="center" style:justify-single-word="false"/>
      <style:text-properties fo:font-style="italic" style:font-style-asian="italic"/>
    </style:style>
    <style:style style:name="Index" style:family="paragraph" style:parent-style-name="Standard" style:class="index">
      <style:paragraph-properties text:number-lines="false" text:line-number="0"/>
      <style:text-properties style:font-name="Tunga" fo:font-size="12pt" style:font-name-complex="Tahoma2"/>
    </style:style>
    <style:style style:name="Heading_20_1" style:display-name="Heading 1" style:family="paragraph" style:parent-style-name="Standard" style:next-style-name="Body" style:default-outline-level="1" style:list-style-name="Outline" style:class="text">
      <style:paragraph-properties fo:margin-top="0.423cm" fo:margin-bottom="0.106cm" fo:break-before="page" fo:keep-with-next="always"/>
      <style:text-properties style:font-name="Arial" fo:font-size="14pt" fo:language="zxx" fo:country="none" fo:font-weight="bold" style:letter-kerning="true" style:font-size-asian="14pt" style:language-asian="zxx" style:country-asian="none" style:font-weight-asian="bold"/>
    </style:style>
    <style:style style:name="Heading_20_2" style:display-name="Heading 2" style:family="paragraph" style:parent-style-name="Heading_20_1" style:next-style-name="Body" style:default-outline-level="2" style:list-style-name="Outline" style:class="text" style:master-page-name="">
      <style:paragraph-properties fo:margin-top="0.42cm" fo:margin-bottom="0.15cm" style:page-number="auto" fo:break-before="auto" fo:break-after="auto" style:shadow="none"/>
      <style:text-properties fo:font-size="12pt" style:font-size-asian="12pt"/>
    </style:style>
    <style:style style:name="Heading_20_3" style:display-name="Heading 3" style:family="paragraph" style:parent-style-name="Heading_20_2" style:next-style-name="Body" style:default-outline-level="3" style:list-style-name="Outline" style:class="text">
      <style:text-properties fo:font-weight="normal" style:font-weight-asian="normal"/>
    </style:style>
    <style:style style:name="Heading_20_4" style:display-name="Heading 4" style:family="paragraph" style:parent-style-name="Standard" style:next-style-name="Standard" style:default-outline-level="4" style:list-style-name="Outline"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tyle="italic"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style:font-size-asian="9pt" style:font-style-asian="italic"/>
    </style:style>
    <style:style style:name="Body" style:family="paragraph" style:parent-style-name="Standard">
      <style:paragraph-properties fo:margin-top="0cm" fo:margin-bottom="0.212cm" fo:text-align="justify" style:justify-single-word="false"/>
    </style:style>
    <style:style style:name="Header" style:family="paragraph" style:parent-style-name="Standard" style:class="extra">
      <style:text-properties style:font-name="Arial" fo:font-size="9pt" style:font-size-asian="9pt"/>
    </style:style>
    <style:style style:name="Footer" style:family="paragraph" style:parent-style-name="Standard" style:class="extra">
      <style:paragraph-properties fo:margin-top="0cm" fo:margin-bottom="0.141cm"/>
      <style:text-properties style:font-name="Arial" fo:font-size="9pt" style:font-size-asian="9pt"/>
    </style:style>
    <style:style style:name="Title" style:family="paragraph" style:parent-style-name="Standard" style:next-style-name="Subtitle" style:class="chapter">
      <style:paragraph-properties fo:margin-top="1.693cm" fo:margin-bottom="1.058cm" fo:text-align="end" style:justify-single-word="false" fo:keep-together="always"/>
      <style:text-properties style:font-name="Arial" fo:font-size="26pt" fo:font-weight="bold" style:font-size-asian="2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Base" style:display-name="Heading Base" style:family="paragraph" style:parent-style-name="Standard">
      <style:text-properties style:font-name="Arial" fo:font-size="30pt" fo:font-weight="bold" style:font-size-asian="30pt" style:font-weight-asian="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style>
    <style:style style:name="Contents_20_2" style:display-name="Contents 2" style:family="paragraph" style:parent-style-name="Standard" style:next-style-name="Standard" style:class="index">
      <style:text-properties fo:font-variant="small-caps"/>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pyright_20_2" style:display-name="copyright 2" style:family="paragraph" style:parent-style-name="Standard">
      <style:paragraph-properties fo:margin-left="2.54cm" fo:margin-right="2.54cm" fo:text-align="center" style:justify-single-word="false" fo:keep-together="always" fo:text-indent="0cm" style:auto-text-indent="false"/>
    </style:style>
    <style:style style:name="Copyright_20_title" style:display-name="Copyright title" style:family="paragraph">
      <style:paragraph-properties fo:margin-top="0.847cm" fo:margin-bottom="0cm" fo:text-align="center" style:justify-single-word="false" fo:orphans="2" fo:widows="2"/>
      <style:text-properties style:use-window-font-color="true" style:font-name="Arial" fo:font-size="10pt" fo:language="en" fo:country="US" fo:font-weight="bold" style:font-name-asian="Arial" style:font-size-asian="10pt" style:font-weight-asian="bold" style:font-name-complex="Times New Roman" style:font-size-complex="10pt" style:language-complex="ar" style:country-complex="SA"/>
    </style:style>
    <style:style style:name="Footnote" style:family="paragraph" style:parent-style-name="Standard" style:class="extra">
      <style:paragraph-properties fo:margin-left="0.635cm" fo:margin-right="0cm" fo:margin-top="0cm" fo:margin-bottom="0.176cm" fo:text-indent="-0.635cm" style:auto-text-indent="false"/>
      <style:text-properties fo:font-size="9pt" style:font-size-asian="9pt"/>
    </style:style>
    <style:style style:name="header_20_even" style:display-name="header even" style:family="paragraph" style:parent-style-name="Standard">
      <style:text-properties style:font-name="Arial" fo:font-size="9pt" fo:font-weight="bold" style:font-size-asian="9pt" style:font-weight-asian="bold"/>
    </style:style>
    <style:style style:name="header_20_odd" style:display-name="header odd" style:family="paragraph" style:parent-style-name="Standard">
      <style:text-properties style:font-name="Arial" fo:font-size="9pt" fo:font-weight="bold" style:font-size-asian="9pt" style:font-weight-asian="bold"/>
    </style:style>
    <style:style style:name="logo" style:family="paragraph" style:parent-style-name="Standard">
      <style:text-properties fo:color="#000000" style:font-name="Helvetica" fo:font-size="19pt" fo:language="zxx" fo:country="none" fo:font-weight="bold" style:font-size-asian="19pt" style:language-asian="zxx" style:country-asian="none" style:font-weight-asian="bold"/>
    </style:style>
    <style:style style:name="Normal_20_Indent" style:display-name="Normal Indent" style:family="paragraph" style:parent-style-name="Standard">
      <style:paragraph-properties fo:margin-left="1.27cm" fo:margin-right="0cm" fo:text-indent="0cm" style:auto-text-indent="false"/>
    </style:style>
    <style:style style:name="SuperTitle" style:family="paragraph" style:parent-style-name="Title">
      <style:paragraph-properties fo:margin-left="2.54cm" fo:margin-right="0cm" fo:margin-top="0cm" fo:margin-bottom="0cm" fo:text-indent="0cm" style:auto-text-indent="false"/>
      <style:text-properties fo:font-size="24pt" style:font-size-asian="24pt"/>
    </style:style>
    <style:style style:name="Table_20_of_20_Figures" style:display-name="Table of Figures" style:family="paragraph" style:parent-style-name="Caption" style:next-style-name="Standard">
      <style:paragraph-properties fo:margin-left="3.81cm" fo:margin-right="0cm" fo:text-indent="0cm" style:auto-text-indent="false"/>
      <style:text-properties style:font-name="Tms Rmn"/>
    </style:style>
    <style:style style:name="TOC_20_Base" style:display-name="TOC Base" style:family="paragraph" style:parent-style-name="Standard"/>
    <style:style style:name="TOC_20_Heading" style:display-name="TOC Heading" style:family="paragraph" style:parent-style-name="Standard">
      <style:paragraph-properties fo:margin-top="0.423cm" fo:margin-bottom="0cm"/>
      <style:text-properties style:font-name="Arial" fo:font-weight="bold" style:font-weight-asian="bold"/>
    </style:style>
    <style:style style:name="TOCTitle" style:family="paragraph" style:parent-style-name="Standard">
      <style:paragraph-properties fo:margin-top="0.176cm" fo:margin-bottom="0.423cm" fo:break-before="page" fo:keep-with-next="always"/>
      <style:text-properties style:font-name="Arial" fo:font-size="24pt" fo:font-weight="bold" style:font-size-asian="24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Label" style:family="paragraph" style:parent-style-name="Body" style:next-style-name="Body">
      <style:paragraph-properties fo:keep-with-next="always"/>
      <style:text-properties fo:font-weight="bold" style:font-weight-asian="bold"/>
    </style:style>
    <style:style style:name="List_20_Number_20_2" style:display-name="List Number 2" style:family="paragraph" style:parent-style-name="Standard">
      <style:paragraph-properties fo:margin-left="1.27cm" fo:margin-right="0cm" fo:text-indent="-0.635cm" style:auto-text-indent="false">
        <style:tab-stops>
          <style:tab-stop style:position="1.27cm"/>
        </style:tab-stops>
      </style:paragraph-properties>
    </style:style>
    <style:style style:name="List_20_Bullet_20_2" style:display-name="List Bullet 2" style:family="paragraph" style:parent-style-name="Standard">
      <style:text-properties fo:language="en" fo:country="CA"/>
    </style:style>
    <style:style style:name="List_20_Bullet_20_3" style:display-name="List Bullet 3" style:family="paragraph" style:parent-style-name="Standard"/>
    <style:style style:name="Figure" style:family="paragraph" style:parent-style-name="Standard">
      <style:paragraph-properties fo:text-align="center" style:justify-single-word="false"/>
    </style:style>
    <style:style style:name="Table" style:family="paragraph" style:parent-style-name="Standard" style:class="extra">
      <style:text-properties fo:language="en" fo:country="CA"/>
    </style:style>
    <style:style style:name="TableHead" style:family="paragraph" style:parent-style-name="Table">
      <style:text-properties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Number_20_3" style:display-name="List Number 3" style:family="paragraph" style:parent-style-name="Standard">
      <style:paragraph-properties fo:margin-left="1.905cm" fo:margin-right="0cm" fo:text-indent="-0.635cm" style:auto-text-indent="false">
        <style:tab-stops>
          <style:tab-stop style:position="1.905cm"/>
        </style:tab-stops>
      </style:paragraph-properties>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Inside_20_Address" style:display-name="Inside Address" style:family="paragraph" style:parent-style-name="Standard"/>
    <style:style style:name="Code" style:family="paragraph" style:parent-style-name="Standard" style:master-page-name="">
      <style:paragraph-properties fo:margin-left="1cm" fo:margin-right="0cm" fo:line-height="0.353cm" fo:keep-together="always" fo:text-indent="0cm" style:auto-text-indent="false" style:page-number="auto" fo:background-color="transparent" style:shadow="none">
        <style:tab-stops>
          <style:tab-stop style:position="1.499cm"/>
          <style:tab-stop style:position="2cm"/>
          <style:tab-stop style:position="2.499cm"/>
          <style:tab-stop style:position="3cm"/>
          <style:tab-stop style:position="3.5cm"/>
        </style:tab-stops>
        <style:background-image/>
      </style:paragraph-properties>
      <style:text-properties style:font-name="Courier New" fo:font-size="9.5pt" fo:letter-spacing="-0.035cm" fo:language="zxx" fo:country="none" style:font-size-asian="8pt" style:language-asian="zxx" style:country-asian="none"/>
    </style:style>
    <style:style style:name="List_20_Bullet" style:display-name="List Bullet" style:family="paragraph" style:parent-style-name="List">
      <style:paragraph-properties fo:margin-left="1.27cm" fo:margin-right="1.27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description" style:display-name="Body description" style:family="paragraph" style:parent-style-name="Body" style:next-style-name="Body">
      <style:text-properties fo:font-style="italic"/>
    </style:style>
    <style:style style:name="Illustration" style:family="paragraph" style:parent-style-name="Caption" style:class="extra"/>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WW8Num3z0" style:family="text">
      <style:text-properties style:font-name="Symbol"/>
    </style:style>
    <style:style style:name="WW8Num6z0" style:family="text">
      <style:text-properties style:font-name="Symbol"/>
    </style:style>
    <style:style style:name="WW8NumSt6z0" style:family="text">
      <style:text-properties style:font-name="Wingdings" fo:font-size="6pt" style:font-size-asian="6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7.62cm" style:type="center"/>
          <style:tab-stop style:position="15.24cm" style:type="right"/>
        </style:tab-stops>
      </style:paragraph-properties>
    </style:style>
    <style:style style:name="MP2" style:family="paragraph" style:parent-style-name="Standard">
      <style:paragraph-properties>
        <style:tab-stops>
          <style:tab-stop style:position="7.62cm" style:type="center"/>
          <style:tab-stop style:position="15.24cm" style:type="right"/>
        </style:tab-stops>
      </style:paragraph-properties>
      <style:text-properties style:font-name="Helvetica"/>
    </style:style>
    <style:style style:name="MT1" style:family="text">
      <style:text-properties style:font-name="Arial" fo:font-size="9pt" style:font-size-asian="9pt"/>
    </style:style>
    <style:page-layout style:name="Mpm1" style:page-usage="mirrored">
      <style:page-layout-properties fo:page-width="21.59cm" fo:page-height="27.94cm" style:num-format="1" style:print-orientation="portrait" fo:margin-top="1.905cm" fo:margin-bottom="1.27cm" fo:margin-left="3.175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5cm" fo:margin-left="0cm" fo:margin-right="0cm" fo:margin-bottom="0.536cm" style:dynamic-spacing="true"/>
      </style:header-style>
      <style:footer-style>
        <style:header-footer-properties fo:min-height="0.099cm" fo:margin-left="0cm" fo:margin-right="0cm" fo:margin-top="0cm" style:dynamic-spacing="true"/>
      </style:footer-style>
    </style:page-layout>
    <style:page-layout style:name="Mpm3" style:page-usage="mirrored">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mirrored">
      <style:page-layout-properties fo:page-width="21.59cm" fo:page-height="27.94cm" style:num-format="i" style:print-orientation="portrait" fo:margin-top="1.27cm" fo:margin-bottom="1.27cm" fo:margin-left="3.18cm" fo:margin-right="3.1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101cm" fo:margin-left="0cm" fo:margin-right="0cm" fo:margin-top="0cm" style:dynamic-spacing="true"/>
      </style:footer-style>
    </style:page-layout>
    <style:page-layout style:name="Mpm6" style:page-usage="mirrored">
      <style:page-layout-properties fo:page-width="21.59cm" fo:page-height="27.94cm" style:num-format="1" style:print-orientation="portrait" fo:margin-top="1.27cm" fo:margin-bottom="1.27cm" fo:margin-left="3.18cm" fo:margin-right="3.18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669cm" fo:margin-left="0cm" fo:margin-right="0cm" fo:margin-top="1.169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text:subject>LEX ULM Design</text:subject><text:tab/>Version <text:user-defined text:name="RevisionNumber">1</text:user-defined><text:tab/><text:user-defined text:name="Status">Status</text:user-defined><text:tab/><text:tab/><text:tab/><text:tab/><text:tab/><text:tab/></text:p>
        <text:p text:style-name="MP1"/>
      </style:header>
      <style:footer>
        <text:p text:style-name="MP1"><text:span text:style-name="Page_20_Number"><text:span text:style-name="MT1">Page </text:span></text:span><text:span text:style-name="Page_20_Number"><text:span text:style-name="MT1"><text:page-number text:select-page="current">8</text:page-number></text:span></text:span></text:p>
        <text:p text:style-name="MP2"/>
      </style:footer>
    </style:master-page>
    <style:master-page style:name="Convert_20_2" style:display-name="Convert 2" style:page-layout-name="Mpm3">
      <style:header>
        <text:p text:style-name="MP1"><text:title>GoldenEars Software</text:title><text:tab/>Version <text:user-defined text:name="RevisionNumber">1</text:user-defined><text:tab/><text:user-defined text:name="Status">Status</text:user-defined><text:tab/><text:tab/><text:tab/><text:tab/><text:tab/><text:tab/></text:p>
        <text:p text:style-name="MP1"/>
      </style:header>
      <style:footer>
        <text:p text:style-name="MP1"><text:span text:style-name="Page_20_Number"><text:span text:style-name="MT1">Page </text:span></text:span><text:span text:style-name="Page_20_Number"><text:span text:style-name="MT1"><text:page-number text:select-page="current">8</text:page-number></text:span></text:span></text:p>
        <text:p text:style-name="MP2"/>
      </style:footer>
    </style:master-page>
    <style:master-page style:name="Endnote" style:page-layout-name="Mpm4"/>
    <style:master-page style:name="roman" style:page-layout-name="Mpm5">
      <style:header>
        <text:p text:style-name="MP1"><text:title>GoldenEars Software</text:title><text:tab/>Version <text:user-defined text:name="RevisionNumber">1</text:user-defined><text:tab/><text:user-defined text:name="Status">Status</text:user-defined><text:tab/><text:tab/><text:tab/><text:tab/><text:tab/><text:tab/></text:p>
        <text:p text:style-name="MP1"/>
      </style:header>
      <style:footer>
        <text:p text:style-name="MP1"><text:span text:style-name="Page_20_Number"><text:span text:style-name="MT1">Page </text:span></text:span><text:span text:style-name="Page_20_Number"><text:span text:style-name="MT1"><text:page-number text:select-page="current">8</text:page-number></text:span></text:span></text:p>
        <text:p text:style-name="MP1"><text:span text:style-name="Page_20_Number"><text:span text:style-name="MT1"/></text:span></text:p>
      </style:footer>
    </style:master-page>
    <style:master-page style:name="main" style:page-layout-name="Mpm6">
      <style:header>
        <text:p text:style-name="MP1"><text:title>GoldenEars Software</text:title><text:tab/>Version <text:user-defined text:name="RevisionNumber">1</text:user-defined><text:tab/><text:user-defined text:name="Status">Status</text:user-defined><text:tab/><text:tab/><text:tab/><text:tab/><text:tab/><text:tab/></text:p>
        <text:p text:style-name="MP1"/>
      </style:header>
      <style:footer>
        <text:p text:style-name="Standard"><text:span text:style-name="Page_20_Number"><text:span text:style-name="MT1">Page </text:span></text:span><text:span text:style-name="Page_20_Number"><text:span text:style-name="MT1"><text:page-number text:select-page="current" text:page-adjust="-1">7</text:page-number></text:span></text:span></text:p>
        <text:p text:style-name="MP1"><text:span text:style-name="Page_20_Number"><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GoldenEars Software</dc:title>
    <dc:subject>LEX ULM Design</dc:subject>
    <meta:creation-date>2009-07-20T10:45:05</meta:creation-date>
    <meta:editing-cycles>55</meta:editing-cycles>
    <meta:editing-duration>PT199H00M25S</meta:editing-duration>
    <meta:initial-creator>Michelle La Haye</meta:initial-creator>
    <dc:date>2009-11-25T15:20:40.50</dc:date>
    <dc:creator>Michelle La Haye</dc:creator>
    <meta:printed-by>Michelle La Haye</meta:printed-by>
    <meta:print-date>2009-08-03T12:04:33</meta:print-date>
    <meta:document-statistic meta:table-count="6" meta:image-count="1" meta:object-count="0" meta:page-count="10" meta:paragraph-count="187" meta:word-count="1615" meta:character-count="9348"/>
    <meta:user-defined meta:name="Company">Icron Technologies Corporation</meta:user-defined>
    <meta:user-defined meta:name="Project">New Project</meta:user-defined>
    <meta:user-defined meta:name="RevisionNumber">1</meta:user-defined>
    <meta:user-defined meta:name="Status">Status</meta:user-defined>
  </office:meta>
</office:document-meta>
</file>